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style:font-size-asian="11.3999996185303pt" style:font-size-complex="13pt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Arial1" fo:font-size="13pt" style:rfc-language-tag="ca-ES-valencia" fo:language="ca" fo:country="ES" style:font-size-asian="11.399999618530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paragraph-rsid="00114542" style:font-size-asian="11.399999618530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0dacf0" style:font-size-asian="11.399999618530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114542" officeooo:paragraph-rsid="00114542" style:font-size-asian="11.399999618530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11e770" officeooo:paragraph-rsid="0011e770" style:font-size-asian="11.3999996185303pt" style:font-size-complex="13pt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703ef" officeooo:paragraph-rsid="000703ef" style:font-size-asian="11.3999996185303pt" style:font-size-complex="13pt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994ad" officeooo:paragraph-rsid="000994ad" style:font-size-asian="11.3999996185303pt" style:font-size-complex="13pt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66a3a" style:font-size-asian="11.3999996185303pt" style:font-size-complex="13pt"/>
    </style:style>
    <style:style style:name="P10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66a3a" officeooo:paragraph-rsid="000994ad" style:font-size-asian="11.3999996185303pt" style:font-size-complex="13pt"/>
    </style:style>
    <style:style style:name="P11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103a3f" officeooo:paragraph-rsid="00103a3f" style:font-size-asian="11.3999996185303pt" style:font-size-complex="13pt"/>
    </style:style>
    <style:style style:name="P12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103a3f" officeooo:paragraph-rsid="00114542" style:font-size-asian="11.3999996185303pt" style:font-size-complex="13pt"/>
    </style:style>
    <style:style style:name="P13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9cfb7" officeooo:paragraph-rsid="0009cfb7" style:font-size-asian="11.3999996185303pt" style:font-size-complex="13pt"/>
    </style:style>
    <style:style style:name="P14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af567" officeooo:paragraph-rsid="000af567" style:font-size-asian="11.3999996185303pt" style:font-size-complex="13pt"/>
    </style:style>
    <style:style style:name="P15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cddd7" officeooo:paragraph-rsid="000cddd7" style:font-size-asian="11.3999996185303pt" style:font-size-complex="13pt"/>
    </style:style>
    <style:style style:name="P16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dacf0" officeooo:paragraph-rsid="000dacf0" style:font-size-asian="11.3999996185303pt" style:font-size-complex="13pt"/>
    </style:style>
    <style:style style:name="P17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11e770" officeooo:paragraph-rsid="0011e770" style:font-size-asian="11.3999996185303pt" style:font-size-complex="13pt"/>
    </style:style>
    <style:style style:name="P18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paragraph-rsid="0013f8c5" style:font-size-asian="11.3999996185303pt" style:font-size-complex="13pt"/>
    </style:style>
    <style:style style:name="P19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703ef" officeooo:paragraph-rsid="0013f8c5" style:font-size-asian="11.3999996185303pt" style:font-size-complex="13pt"/>
    </style:style>
    <style:style style:name="P20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994ad" officeooo:paragraph-rsid="0013f8c5" style:font-size-asian="11.3999996185303pt" style:font-size-complex="13pt"/>
    </style:style>
    <style:style style:name="P21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66a3a" officeooo:paragraph-rsid="0013f8c5" style:font-size-asian="11.3999996185303pt" style:font-size-complex="13pt"/>
    </style:style>
    <style:style style:name="P22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103a3f" officeooo:paragraph-rsid="0013f8c5" style:font-size-asian="11.3999996185303pt" style:font-size-complex="13pt"/>
    </style:style>
    <style:style style:name="P23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9cfb7" officeooo:paragraph-rsid="0013f8c5" style:font-size-asian="11.3999996185303pt" style:font-size-complex="13pt"/>
    </style:style>
    <style:style style:name="P24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af567" officeooo:paragraph-rsid="0013f8c5" style:font-size-asian="11.3999996185303pt" style:font-size-complex="13pt"/>
    </style:style>
    <style:style style:name="P25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14c427" officeooo:paragraph-rsid="0013f8c5" style:font-size-asian="11.3999996185303pt" style:font-size-complex="13pt"/>
    </style:style>
    <style:style style:name="P26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11e770" officeooo:paragraph-rsid="0013f8c5" style:font-size-asian="11.3999996185303pt" style:font-size-complex="13pt"/>
    </style:style>
    <style:style style:name="P27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cddd7" officeooo:paragraph-rsid="0013f8c5" style:font-size-asian="11.3999996185303pt" style:font-size-complex="13pt"/>
    </style:style>
    <style:style style:name="P28" style:family="paragraph" style:parent-style-name="Standard">
      <style:paragraph-properties fo:text-align="justify" style:justify-single-word="false"/>
      <style:text-properties fo:color="#2a6099" loext:opacity="100%" style:font-name="Arial1" fo:font-size="13pt" style:rfc-language-tag="ca-ES-valencia" fo:language="ca" fo:country="ES" officeooo:rsid="000dacf0" officeooo:paragraph-rsid="0013f8c5" style:font-size-asian="11.3999996185303pt" style:font-size-complex="13pt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paragraph-rsid="0013f8c5" style:font-size-asian="11.3999996185303pt" style:font-size-complex="13pt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Arial1" fo:font-size="13pt" style:rfc-language-tag="ca-ES-valencia" fo:language="ca" fo:country="ES" officeooo:paragraph-rsid="0013f8c5" style:font-size-asian="11.3999996185303pt" style:font-size-complex="13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114542" officeooo:paragraph-rsid="0013f8c5" style:font-size-asian="11.3999996185303pt" style:font-size-complex="13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11e770" officeooo:paragraph-rsid="0013f8c5" style:font-size-asian="11.3999996185303pt" style:font-size-complex="13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3pt" style:rfc-language-tag="ca-ES-valencia" fo:language="ca" fo:country="ES" officeooo:rsid="000dacf0" officeooo:paragraph-rsid="0013f8c5" style:font-size-asian="11.3999996185303pt" style:font-size-complex="13pt"/>
    </style:style>
    <style:style style:name="T1" style:family="text">
      <style:text-properties officeooo:rsid="001145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1e770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1. Què és una màscara de xarxa? Indica quines xarxes poden ser usades per a usos privats (no poden accedir a internet)?</text:p>
      <text:p text:style-name="P29"/>
      <text:p text:style-name="P19">Conjunt de números que determinen la part de xarxa i de host d’una direcció IP</text:p>
      <text:p text:style-name="P19"/>
      <text:p text:style-name="P20">Xarxes per a ús privat:</text:p>
      <text:p text:style-name="P20"/>
      <text:p text:style-name="P20">10.0.0.0 – 10.255.255.255 (/8)</text:p>
      <text:p text:style-name="P20">172.16.0.0 – 172.31.255.255 (/12)</text:p>
      <text:p text:style-name="P20">192.168.0.0 – 192.168.255.255 (/16)</text:p>
      <text:p text:style-name="P29"/>
      <text:p text:style-name="P29">2. Què representa l'adreça IP 127.0.0.1? i la 127.1.2.254?</text:p>
      <text:p text:style-name="P29"/>
      <text:p text:style-name="P21">127.0.0.1 o loopback fa referència a la pròpia màquina.</text:p>
      <text:p text:style-name="P21">127.1.2.254 forma part del rang de loopback.</text:p>
      <text:p text:style-name="P29"/>
      <text:p text:style-name="P29"><text:span text:style-name="T1">3</text:span>. Què és un node virtual (Virtual host)? <text:span text:style-name="T1">D</text:span>e quines tres formes podem discriminar un node virtual (virtual host)?</text:p>
      <text:p text:style-name="P29"/>
      <text:p text:style-name="P22">Entorn virtual que permet a un servidor allotjar diversos serveis de manera independent.</text:p>
      <text:p text:style-name="P29"/>
      <text:p text:style-name="P29"><text:span text:style-name="T1">4</text:span>. Què és una URI? Quines parts la formen?</text:p>
      <text:p text:style-name="P29"/>
      <text:p text:style-name="P23">(Uniform Resource Identifire) s’utilitza per a localitzar pàgines web, fitxers, serveis, etc.</text:p>
      <text:p text:style-name="P23"/>
      <text:p text:style-name="P23">Està formada per:</text:p>
      <text:p text:style-name="P23"/>
      <text:p text:style-name="P23">- Esquema: Indica el protocol</text:p>
      <text:p text:style-name="P23"/>
      <text:p text:style-name="P23">- Autoritat: Indica el domini</text:p>
      <text:p text:style-name="P23"/>
      <text:p text:style-name="P23">- Ruta: On es troba el recurs en el servidor</text:p>
      <text:p text:style-name="P23"/>
      <text:p text:style-name="P23">- Consulta: Paràmetres opcionals de cerca</text:p>
      <text:p text:style-name="P23"/>
      <text:p text:style-name="P23">- Fragment: Apunta a una part específica del recurs</text:p>
      <text:p text:style-name="P30"><text:span text:style-name="T1">5</text:span>. Pel que fa a la configuració d'Apache. Què és el <text:span text:style-name="T3">DocumentRoot</text:span>? I <text:span text:style-name="T3">DirectoryIndex</text:span>?</text:p>
      <text:p text:style-name="P29"/>
      <text:p text:style-name="P24">DocumentRoot defineix el directori principal des d’on Apache mostra els fitxers del lloc web.</text:p>
      <text:p text:style-name="P24"/>
      <text:p text:style-name="P24">DirectoryIndex defineix el fitxer predeterminat que Apache mostra quan no s’especifica un fitxer en concret.</text:p>
      <text:p text:style-name="P31"/>
      <text:p text:style-name="P31">6. Què són els tipus MIME?</text:p>
      <text:p text:style-name="P31"/>
      <text:p text:style-name="P25">És un estàndard utilitzat per a identificar el tipus de contingut d’un fitxer o un lloc web.</text:p>
      <text:p text:style-name="P31"/>
      <text:p text:style-name="P29"><text:span text:style-name="T1">7</text:span>. Instal·la un servidor Apache en el teu equip.</text:p>
      <text:p text:style-name="P29"/>
      <text:p text:style-name="P22">sudo apt update – Actualitzar el sistema</text:p>
      <text:p text:style-name="P22">sudo apt install apache2 – Instal·lar Apache</text:p>
      <text:p text:style-name="P22">sudo systemctl status apache2 – Comprovar l’estat en el que es troba</text:p>
      <text:p text:style-name="P32"/>
      <text:p text:style-name="P32">8. Configura un node virtual que responga al <text:span text:style-name="T5">servidor-##.lan</text:span>.</text:p>
      <text:p text:style-name="P32"/>
      <text:p text:style-name="P26"/>
      <text:p text:style-name="P32"/>
      <text:p text:style-name="P32">9. Publica un document HTML anomenat <text:span text:style-name="T5">perfil.html</text:span> que es mostre per defecte, és a dir, en posar l'URL <text:span text:style-name="T2">sols amb el nom del servidor</text:span>. Aquesta pàgina contindrà una imatge i un xicotet resum del teu perfil acadèmic. La imatge i el document hauran d'estar en directoris diferents.</text:p>
      <text:p text:style-name="P32"/>
      <text:p text:style-name="P26"/>
      <text:p text:style-name="P29"/>
      <text:p text:style-name="P29"><text:span text:style-name="T4">10</text:span>. Fes les proves adequades amb un client HTTP basat en terminal (curl, wget, HTTPie) amb almenys 3 peticions una de les quals tornarà el codi 200, l’altra el 404 i l’altra qualsevol codi distint.</text:p>
      <text:p text:style-name="P32"/>
      <text:p text:style-name="P26"/>
      <text:p text:style-name="P32"/>
      <text:p text:style-name="P29"><text:span text:style-name="T1">11</text:span>. Quin codi torna el servidor quan sol·licitem un recurs sols <text:span text:style-name="T1">amb</text:span> el <text:span text:style-name="T2">nom del servidor</text:span>? Per què?</text:p>
      <text:p text:style-name="P29"/>
      <text:p text:style-name="P27">- 200 OK: Si troba el recurs</text:p>
      <text:p text:style-name="P27"/>
      <text:p text:style-name="P27">- 403 Forbidden: Si no troba el fitxer i el directori està deshabilitat</text:p>
      <text:p text:style-name="P27"/>
      <text:p text:style-name="P27">- 404 Not Found: Si no troba el directori i no existeix un fitxer predeterminat</text:p>
      <text:p text:style-name="P27"/>
      <text:p text:style-name="P27">- 301 / 302 Redirect: Si redirigeix la sol·licitud a una URL específica</text:p>
      <text:p text:style-name="P29"/>
      <text:p text:style-name="P29"><text:soft-page-break/>1<text:span text:style-name="T1">2</text:span>. Esbrina de quina forma podem analitzar els codis de retorn des d'un navegador gràfic (Firefox i Google Chrome).</text:p>
      <text:p text:style-name="P33"/>
      <text:p text:style-name="P28">En les eines de desenvolupament, en l’apartat de Network apareixen les sol·licituds i en Status mostra el codi que ha retornat.</text:p>
      <text:p text:style-name="P29"/>
      <text:p text:style-name="P29">1<text:span text:style-name="T1">3</text:span>. Afig al document les 10 últimes línies del registre (LOG). Explicant quina informació representa cada columna.</text:p>
      <text:p text:style-name="P29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4:46:44.302000000</meta:creation-date>
    <dc:date>2025-03-03T19:08:07.248697400</dc:date>
    <meta:editing-duration>PT2H16M43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3" meta:paragraph-count="39" meta:word-count="479" meta:character-count="2858" meta:non-whitespace-character-count="2412"/>
  </office:meta>
</office:document-meta>
</file>